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Orçamento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çamento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1638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usto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ervidor Fedora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Domínio .com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Licenças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Mão de Obra (Python)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TOTAL GERAL</text:p>
          </table:table-cell>
          <table:table-cell table:formula="of:=SUM([.B2:.B5])" office:value-type="float" office:value="2400" calcext:value-type="float">
            <text:p>2400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çamento" style:display-name="PageStyle_Orç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6-01-21T21:45:04</meta:creation-date>
    <dc:date>2026-01-22T13:03:03.983726471</dc:date>
    <meta:generator>LibreOffice/25.2.7.2$Linux_X86_64 LibreOffice_project/520$Build-2</meta:generator>
    <meta:editing-duration>PT19H6M39S</meta:editing-duration>
    <meta:editing-cycles>1</meta:editing-cycles>
    <meta:document-statistic meta:table-count="1" meta:cell-count="12" meta:object-count="0"/>
    <meta:user-defined meta:name="AppVersion">3.1</meta:user-defined>
  </office:meta>
</office:document-meta>
</file>